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3 ] = [ K2 ] * [ K ]</text:p>
          </table:table-cell>
          <table:table-cell table:style-name="ce27" office:value-type="string" calcext:value-type="string">
            <text:p>cubic kelvin</text:p>
          </table:table-cell>
          <table:table-cell table:number-columns-repeated="2" table:style-name="ce27" office:value-type="string" calcext:value-type="string">
            <text:p>K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style-name="ce27" office:value-type="string" calcext:value-type="string">
            <text:p>H</text:p>
          </table:table-cell>
          <table:table-cell table:style-name="ce27" office:value-type="string" calcext:value-type="string">
            <text:p>Henr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Meter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Kelvin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Kelvin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/m ] = [ kg ] / [ m ]</text:p>
          </table:table-cell>
          <table:table-cell table:style-name="ce96" office:value-type="string" calcext:value-type="string">
            <text:p>kilogram per meter</text:p>
          </table:table-cell>
          <table:table-cell table:style-name="ce96" office:value-type="string" calcext:value-type="string">
            <text:p>kg/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?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Meter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?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?Meter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Tesla?Meter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coulomb [ N * m2 / C ] =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Coulomb</text:p>
          </table:table-cell>
          <table:table-cell table:style-name="ce27" office:value-type="string" calcext:value-type="string">
            <text:p>main definition [ N*m2/C ] = [ N ] * [ m2/C ]</text:p>
          </table:table-cell>
          <table:table-cell table:style-name="ce27" office:value-type="string" calcext:value-type="string">
            <text:p>newton square meter per coulomb</text:p>
          </table:table-cell>
          <table:table-cell table:style-name="ce27" office:value-type="string" calcext:value-type="string">
            <text:p>N<text:span text:style-name="T3">·m2/C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N*m2/C ] = [ N*m2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 ] = [ N/C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: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Volt?MeterPerSecond</text:p>
          </table:table-cell>
          <table:table-cell table:style-name="ce27" office:value-type="string" calcext:value-type="string">
            <text:p>alternative definition [ C2/N/m2 ] = [ A ] / [ V*m/s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alternative definition [ C2/N/m2 ] = [ C ] / [ V*m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coulomb [ m2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m2/C ] = [ m2 ] / [ C ]</text:p>
          </table:table-cell>
          <table:table-cell table:style-name="ce27" office:value-type="string" calcext:value-type="string">
            <text:p>square meter per coulomb</text:p>
          </table:table-cell>
          <table:table-cell table:style-name="ce27" office:value-type="string" calcext:value-type="string">
            <text:p>m2/C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Second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Quartic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*m ] = [ V ] * [ m ]</text:p>
          </table:table-cell>
          <table:table-cell table:style-name="ce27" office:value-type="string" calcext:value-type="string">
            <text:p>volt meter</text:p>
          </table:table-cell>
          <table:table-cell table:style-name="ce27" office:value-type="string" calcext:value-type="string">
            <text:p>V·m</text:p>
          </table:table-cell>
          <table:table-cell table:style-name="ce27" office:value-type="string" calcext:value-type="string">
            <text:p>V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PerMeter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V*m ] = [ V/m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quareMeterPerCoulomb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per second [ V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V*m/s ] = [ V*m ] / [ s ]</text:p>
          </table:table-cell>
          <table:table-cell table:style-name="ce27" office:value-type="string" calcext:value-type="string">
            <text:p>volt meter per second</text:p>
          </table:table-cell>
          <table:table-cell table:style-name="ce27" office:value-type="string" calcext:value-type="string">
            <text:p>V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Kelvin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Kelvin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QuarticKelvin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22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15:17:45.328000000</dc:date>
    <meta:editing-duration>P2DT12H37M9S</meta:editing-duration>
    <meta:editing-cycles>1838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3393" meta:object-count="0"/>
  </office:meta>
</office:document-meta>
</file>